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7"/>
    <style:style style:name="ta_extref" style:family="table">
      <style:table-properties table:display="false"/>
    </style:style>
  </office:automatic-styles>
  <office:body>
    <office:spreadsheet>
      <table:table table:name="GeoServer" table:style-name="ta1" table:print="false">
        <table:table-column table:style-name="co1" table:default-cell-style-name="Default"/>
        <table:table-column table:style-name="co1" table:number-columns-repeated="10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hreads</text:p>
          </table:table-cell>
          <table:table-cell table:style-name="ce2"/>
          <table:table-cell table:style-name="ce2" office:value-type="string">
            <text:p>samples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std. Dev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hroughput</text:p>
          </table:table-cell>
          <table:table-cell table:style-name="ce2" office:value-type="string">
            <text:p>kb/sec</text:p>
          </table:table-cell>
          <table:table-cell table:style-name="ce2" office:value-type="string">
            <text:p>avg. bytes</text:p>
          </table:table-cell>
          <table:table-cell table:style-name="ce1"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48">
            <text:p>348</text:p>
          </table:table-cell>
          <table:table-cell office:value-type="float" office:value="53">
            <text:p>53</text:p>
          </table:table-cell>
          <table:table-cell office:value-type="float" office:value="1939">
            <text:p>1939</text:p>
          </table:table-cell>
          <table:table-cell office:value-type="float" office:value="287.150788417669">
            <text:p>287.150788417669</text:p>
          </table:table-cell>
          <table:table-cell office:value-type="float" office:value="0">
            <text:p>0</text:p>
          </table:table-cell>
          <table:table-cell office:value-type="float" office:value="2.86546635464922">
            <text:p>2.86546635464922</text:p>
          </table:table-cell>
          <table:table-cell office:value-type="float" office:value="3307.38107568413">
            <text:p>3307.38107568413</text:p>
          </table:table-cell>
          <table:table-cell office:value-type="float" office:value="1181922.17333333">
            <text:p>1181922.17333333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48">
            <text:p>348</text:p>
          </table:table-cell>
          <table:table-cell office:value-type="float" office:value="53">
            <text:p>53</text:p>
          </table:table-cell>
          <table:table-cell office:value-type="float" office:value="1939">
            <text:p>1939</text:p>
          </table:table-cell>
          <table:table-cell office:value-type="float" office:value="287.150788417669">
            <text:p>287.150788417669</text:p>
          </table:table-cell>
          <table:table-cell office:value-type="float" office:value="0">
            <text:p>0</text:p>
          </table:table-cell>
          <table:table-cell office:value-type="float" office:value="2.86546635464922">
            <text:p>2.86546635464922</text:p>
          </table:table-cell>
          <table:table-cell office:value-type="float" office:value="3307.38107568413">
            <text:p>3307.38107568413</text:p>
          </table:table-cell>
          <table:table-cell office:value-type="float" office:value="1181922.17333333">
            <text:p>1181922.17333333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 office:value-type="float" office:value="40">
            <text:p>40</text:p>
          </table:table-cell>
          <table:table-cell office:value-type="float" office:value="1585">
            <text:p>1585</text:p>
          </table:table-cell>
          <table:table-cell office:value-type="float" office:value="243.81343821774">
            <text:p>243.81343821774</text:p>
          </table:table-cell>
          <table:table-cell office:value-type="float" office:value="0">
            <text:p>0</text:p>
          </table:table-cell>
          <table:table-cell office:value-type="float" office:value="6.60080529824639">
            <text:p>6.60080529824639</text:p>
          </table:table-cell>
          <table:table-cell office:value-type="float" office:value="7618.78724985698">
            <text:p>7618.78724985698</text:p>
          </table:table-cell>
          <table:table-cell office:value-type="float" office:value="1181922.17333333">
            <text:p>1181922.17333333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 office:value-type="float" office:value="40">
            <text:p>40</text:p>
          </table:table-cell>
          <table:table-cell office:value-type="float" office:value="1585">
            <text:p>1585</text:p>
          </table:table-cell>
          <table:table-cell office:value-type="float" office:value="243.81343821774">
            <text:p>243.81343821774</text:p>
          </table:table-cell>
          <table:table-cell office:value-type="float" office:value="0">
            <text:p>0</text:p>
          </table:table-cell>
          <table:table-cell office:value-type="float" office:value="6.60080529824639">
            <text:p>6.60080529824639</text:p>
          </table:table-cell>
          <table:table-cell office:value-type="float" office:value="7618.78724985698">
            <text:p>7618.78724985698</text:p>
          </table:table-cell>
          <table:table-cell office:value-type="float" office:value="1181922.17333333">
            <text:p>1181922.17333333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333">
            <text:p>333</text:p>
          </table:table-cell>
          <table:table-cell office:value-type="float" office:value="25">
            <text:p>25</text:p>
          </table:table-cell>
          <table:table-cell office:value-type="float" office:value="2665">
            <text:p>2665</text:p>
          </table:table-cell>
          <table:table-cell office:value-type="float" office:value="305.43187074025">
            <text:p>305.43187074025</text:p>
          </table:table-cell>
          <table:table-cell office:value-type="float" office:value="0">
            <text:p>0</text:p>
          </table:table-cell>
          <table:table-cell office:value-type="float" office:value="10.7407540009309">
            <text:p>10.7407540009309</text:p>
          </table:table-cell>
          <table:table-cell office:value-type="float" office:value="12112.1174235728">
            <text:p>12112.1174235728</text:p>
          </table:table-cell>
          <table:table-cell office:value-type="float" office:value="1154742.79">
            <text:p>1154742.7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333">
            <text:p>333</text:p>
          </table:table-cell>
          <table:table-cell office:value-type="float" office:value="25">
            <text:p>25</text:p>
          </table:table-cell>
          <table:table-cell office:value-type="float" office:value="2665">
            <text:p>2665</text:p>
          </table:table-cell>
          <table:table-cell office:value-type="float" office:value="305.43187074025">
            <text:p>305.43187074025</text:p>
          </table:table-cell>
          <table:table-cell office:value-type="float" office:value="0">
            <text:p>0</text:p>
          </table:table-cell>
          <table:table-cell office:value-type="float" office:value="10.7407540009309">
            <text:p>10.7407540009309</text:p>
          </table:table-cell>
          <table:table-cell office:value-type="float" office:value="12112.1174235728">
            <text:p>12112.1174235728</text:p>
          </table:table-cell>
          <table:table-cell office:value-type="float" office:value="1154742.79">
            <text:p>1154742.79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519">
            <text:p>519</text:p>
          </table:table-cell>
          <table:table-cell office:value-type="float" office:value="41">
            <text:p>41</text:p>
          </table:table-cell>
          <table:table-cell office:value-type="float" office:value="3966">
            <text:p>3966</text:p>
          </table:table-cell>
          <table:table-cell office:value-type="float" office:value="428.880275675962">
            <text:p>428.880275675962</text:p>
          </table:table-cell>
          <table:table-cell office:value-type="float" office:value="0">
            <text:p>0</text:p>
          </table:table-cell>
          <table:table-cell office:value-type="float" office:value="14.0360727068566">
            <text:p>14.0360727068566</text:p>
          </table:table-cell>
          <table:table-cell office:value-type="float" office:value="15828.1774982016">
            <text:p>15828.1774982016</text:p>
          </table:table-cell>
          <table:table-cell office:value-type="float" office:value="1154742.79">
            <text:p>1154742.7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519">
            <text:p>519</text:p>
          </table:table-cell>
          <table:table-cell office:value-type="float" office:value="41">
            <text:p>41</text:p>
          </table:table-cell>
          <table:table-cell office:value-type="float" office:value="3966">
            <text:p>3966</text:p>
          </table:table-cell>
          <table:table-cell office:value-type="float" office:value="428.880275675962">
            <text:p>428.880275675962</text:p>
          </table:table-cell>
          <table:table-cell office:value-type="float" office:value="0">
            <text:p>0</text:p>
          </table:table-cell>
          <table:table-cell office:value-type="float" office:value="14.0360727068566">
            <text:p>14.0360727068566</text:p>
          </table:table-cell>
          <table:table-cell office:value-type="float" office:value="15828.1774982016">
            <text:p>15828.1774982016</text:p>
          </table:table-cell>
          <table:table-cell office:value-type="float" office:value="1154742.79">
            <text:p>1154742.79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1177">
            <text:p>1177</text:p>
          </table:table-cell>
          <table:table-cell office:value-type="float" office:value="60">
            <text:p>60</text:p>
          </table:table-cell>
          <table:table-cell office:value-type="float" office:value="14428">
            <text:p>14428</text:p>
          </table:table-cell>
          <table:table-cell office:value-type="float" office:value="1027.80012622297">
            <text:p>1027.80012622297</text:p>
          </table:table-cell>
          <table:table-cell office:value-type="float" office:value="0">
            <text:p>0</text:p>
          </table:table-cell>
          <table:table-cell office:value-type="float" office:value="12.6738250308044">
            <text:p>12.6738250308044</text:p>
          </table:table-cell>
          <table:table-cell office:value-type="float" office:value="14282.4090985508">
            <text:p>14282.4090985508</text:p>
          </table:table-cell>
          <table:table-cell office:value-type="float" office:value="1153967.87326389">
            <text:p>1153967.8732638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1177">
            <text:p>1177</text:p>
          </table:table-cell>
          <table:table-cell office:value-type="float" office:value="60">
            <text:p>60</text:p>
          </table:table-cell>
          <table:table-cell office:value-type="float" office:value="14428">
            <text:p>14428</text:p>
          </table:table-cell>
          <table:table-cell office:value-type="float" office:value="1027.80012622297">
            <text:p>1027.80012622297</text:p>
          </table:table-cell>
          <table:table-cell office:value-type="float" office:value="0">
            <text:p>0</text:p>
          </table:table-cell>
          <table:table-cell office:value-type="float" office:value="12.6738250308044">
            <text:p>12.6738250308044</text:p>
          </table:table-cell>
          <table:table-cell office:value-type="float" office:value="14282.4090985508">
            <text:p>14282.4090985508</text:p>
          </table:table-cell>
          <table:table-cell office:value-type="float" office:value="1153967.87326389">
            <text:p>1153967.87326389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2979">
            <text:p>2979</text:p>
          </table:table-cell>
          <table:table-cell office:value-type="float" office:value="55">
            <text:p>55</text:p>
          </table:table-cell>
          <table:table-cell office:value-type="float" office:value="49658">
            <text:p>49658</text:p>
          </table:table-cell>
          <table:table-cell office:value-type="float" office:value="2620.34745602728">
            <text:p>2620.34745602728</text:p>
          </table:table-cell>
          <table:table-cell office:value-type="float" office:value="0">
            <text:p>0</text:p>
          </table:table-cell>
          <table:table-cell office:value-type="float" office:value="10.0744653406035">
            <text:p>10.0744653406035</text:p>
          </table:table-cell>
          <table:table-cell office:value-type="float" office:value="11425.8284774724">
            <text:p>11425.8284774724</text:p>
          </table:table-cell>
          <table:table-cell office:value-type="float" office:value="1161356.75347222">
            <text:p>1161356.75347222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2979">
            <text:p>2979</text:p>
          </table:table-cell>
          <table:table-cell office:value-type="float" office:value="55">
            <text:p>55</text:p>
          </table:table-cell>
          <table:table-cell office:value-type="float" office:value="49658">
            <text:p>49658</text:p>
          </table:table-cell>
          <table:table-cell office:value-type="float" office:value="2620.34745602728">
            <text:p>2620.34745602728</text:p>
          </table:table-cell>
          <table:table-cell office:value-type="float" office:value="0">
            <text:p>0</text:p>
          </table:table-cell>
          <table:table-cell office:value-type="float" office:value="10.0744653406035">
            <text:p>10.0744653406035</text:p>
          </table:table-cell>
          <table:table-cell office:value-type="float" office:value="11425.8284774724">
            <text:p>11425.8284774724</text:p>
          </table:table-cell>
          <table:table-cell office:value-type="float" office:value="1161356.75347222">
            <text:p>1161356.75347222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17587">
            <text:p>17587</text:p>
          </table:table-cell>
          <table:table-cell office:value-type="float" office:value="51">
            <text:p>51</text:p>
          </table:table-cell>
          <table:table-cell office:value-type="float" office:value="370740">
            <text:p>370740</text:p>
          </table:table-cell>
          <table:table-cell office:value-type="float" office:value="23955.2087877764">
            <text:p>23955.2087877764</text:p>
          </table:table-cell>
          <table:table-cell office:value-type="float" office:value="0.0434027777777778">
            <text:p>0.0434027777777778</text:p>
          </table:table-cell>
          <table:table-cell office:value-type="float" office:value="3.5016527983586">
            <text:p>3.5016527983586</text:p>
          </table:table-cell>
          <table:table-cell office:value-type="float" office:value="3667.49233710675">
            <text:p>3667.49233710675</text:p>
          </table:table-cell>
          <table:table-cell office:value-type="float" office:value="1072497.00911458">
            <text:p>1072497.0091145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17587">
            <text:p>17587</text:p>
          </table:table-cell>
          <table:table-cell office:value-type="float" office:value="51">
            <text:p>51</text:p>
          </table:table-cell>
          <table:table-cell office:value-type="float" office:value="370740">
            <text:p>370740</text:p>
          </table:table-cell>
          <table:table-cell office:value-type="float" office:value="23955.2087877764">
            <text:p>23955.2087877764</text:p>
          </table:table-cell>
          <table:table-cell office:value-type="float" office:value="0.0434027777777778">
            <text:p>0.0434027777777778</text:p>
          </table:table-cell>
          <table:table-cell office:value-type="float" office:value="3.5016527983586">
            <text:p>3.5016527983586</text:p>
          </table:table-cell>
          <table:table-cell office:value-type="float" office:value="3667.49233710675">
            <text:p>3667.49233710675</text:p>
          </table:table-cell>
          <table:table-cell office:value-type="float" office:value="1072497.00911458">
            <text:p>1072497.00911458</text:p>
          </table:table-cell>
          <table:table-cell table:number-columns-repeated="1013"/>
        </table:table-row>
      </table:table>
      <table:table table:name="QGIS" table:style-name="ta1" table:print="false">
        <table:table-column table:style-name="co1" table:default-cell-style-name="Default"/>
        <table:table-column table:style-name="co1" table:number-columns-repeated="7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>
          <table:table-cell table:style-name="ce1" office:value-type="string">
            <text:p>threads</text:p>
          </table:table-cell>
          <table:table-cell table:style-name="ce2"/>
          <table:table-cell table:style-name="ce2" office:value-type="string">
            <text:p>samples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std. Dev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hroughput</text:p>
          </table:table-cell>
          <table:table-cell table:style-name="ce2" office:value-type="string">
            <text:p>kb/sec</text:p>
          </table:table-cell>
          <table:table-cell table:style-name="ce2" office:value-type="string">
            <text:p>avg. by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3048">
            <text:p>3048</text:p>
          </table:table-cell>
          <table:table-cell office:value-type="float" office:value="505.362840772185">
            <text:p>505.362840772185</text:p>
          </table:table-cell>
          <table:table-cell office:value-type="float" office:value="0">
            <text:p>0</text:p>
          </table:table-cell>
          <table:table-cell office:value-type="float" office:value="1.47298544690378">
            <text:p>1.5</text:p>
          </table:table-cell>
          <table:table-cell office:value-type="float" office:value="1538.61968375002">
            <text:p>1538.61968375002</text:p>
          </table:table-cell>
          <table:table-cell office:value-type="float" office:value="1069628.05333333">
            <text:p>1069628.0533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3048">
            <text:p>3048</text:p>
          </table:table-cell>
          <table:table-cell office:value-type="float" office:value="505.362840772185">
            <text:p>505.362840772185</text:p>
          </table:table-cell>
          <table:table-cell office:value-type="float" office:value="0">
            <text:p>0</text:p>
          </table:table-cell>
          <table:table-cell office:value-type="float" office:value="1.47298544690378">
            <text:p>1.5</text:p>
          </table:table-cell>
          <table:table-cell office:value-type="float" office:value="1538.61968375002">
            <text:p>1538.61968375002</text:p>
          </table:table-cell>
          <table:table-cell office:value-type="float" office:value="1069628.05333333">
            <text:p>1069628.05333333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5"/>
          <table:table-cell table:style-name="Default"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727">
            <text:p>727</text:p>
          </table:table-cell>
          <table:table-cell office:value-type="float" office:value="74">
            <text:p>74</text:p>
          </table:table-cell>
          <table:table-cell office:value-type="float" office:value="3409">
            <text:p>3409</text:p>
          </table:table-cell>
          <table:table-cell office:value-type="float" office:value="539.79976431595">
            <text:p>539.79976431595</text:p>
          </table:table-cell>
          <table:table-cell office:value-type="float" office:value="0">
            <text:p>0</text:p>
          </table:table-cell>
          <table:table-cell office:value-type="float" office:value="2.65083236136147">
            <text:p>2.7</text:p>
          </table:table-cell>
          <table:table-cell office:value-type="float" office:value="2768.94986171491">
            <text:p>2768.94986171491</text:p>
          </table:table-cell>
          <table:table-cell office:value-type="float" office:value="1069628.05333333">
            <text:p>1069628.0533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727">
            <text:p>727</text:p>
          </table:table-cell>
          <table:table-cell office:value-type="float" office:value="74">
            <text:p>74</text:p>
          </table:table-cell>
          <table:table-cell office:value-type="float" office:value="3409">
            <text:p>3409</text:p>
          </table:table-cell>
          <table:table-cell office:value-type="float" office:value="539.79976431595">
            <text:p>539.79976431595</text:p>
          </table:table-cell>
          <table:table-cell office:value-type="float" office:value="0">
            <text:p>0</text:p>
          </table:table-cell>
          <table:table-cell office:value-type="float" office:value="2.65083236136147">
            <text:p>2.7</text:p>
          </table:table-cell>
          <table:table-cell office:value-type="float" office:value="2768.94986171491">
            <text:p>2768.94986171491</text:p>
          </table:table-cell>
          <table:table-cell office:value-type="float" office:value="1069628.05333333">
            <text:p>1069628.05333333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5"/>
          <table:table-cell table:style-name="Default"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869">
            <text:p>869</text:p>
          </table:table-cell>
          <table:table-cell office:value-type="float" office:value="45">
            <text:p>45</text:p>
          </table:table-cell>
          <table:table-cell office:value-type="float" office:value="3689">
            <text:p>3689</text:p>
          </table:table-cell>
          <table:table-cell office:value-type="float" office:value="673.892642875868">
            <text:p>673.892642875868</text:p>
          </table:table-cell>
          <table:table-cell office:value-type="float" office:value="0">
            <text:p>0</text:p>
          </table:table-cell>
          <table:table-cell office:value-type="float" office:value="4.05932019917731">
            <text:p>4.1</text:p>
          </table:table-cell>
          <table:table-cell office:value-type="float" office:value="4144.96567125934">
            <text:p>4144.96567125934</text:p>
          </table:table-cell>
          <table:table-cell office:value-type="float" office:value="1045604.84">
            <text:p>1045604.84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869">
            <text:p>869</text:p>
          </table:table-cell>
          <table:table-cell office:value-type="float" office:value="45">
            <text:p>45</text:p>
          </table:table-cell>
          <table:table-cell office:value-type="float" office:value="3689">
            <text:p>3689</text:p>
          </table:table-cell>
          <table:table-cell office:value-type="float" office:value="673.892642875868">
            <text:p>673.892642875868</text:p>
          </table:table-cell>
          <table:table-cell office:value-type="float" office:value="0">
            <text:p>0</text:p>
          </table:table-cell>
          <table:table-cell office:value-type="float" office:value="4.05932019917731">
            <text:p>4.1</text:p>
          </table:table-cell>
          <table:table-cell office:value-type="float" office:value="4144.96567125934">
            <text:p>4144.96567125934</text:p>
          </table:table-cell>
          <table:table-cell office:value-type="float" office:value="1045604.84">
            <text:p>1045604.84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5"/>
          <table:table-cell table:style-name="Default"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175">
            <text:p>1175</text:p>
          </table:table-cell>
          <table:table-cell office:value-type="float" office:value="44">
            <text:p>44</text:p>
          </table:table-cell>
          <table:table-cell office:value-type="float" office:value="53215">
            <text:p>53215</text:p>
          </table:table-cell>
          <table:table-cell office:value-type="float" office:value="3242.29270486008">
            <text:p>3242.29270486008</text:p>
          </table:table-cell>
          <table:table-cell office:value-type="float" office:value="0">
            <text:p>0</text:p>
          </table:table-cell>
          <table:table-cell office:value-type="float" office:value="5.2229776195409">
            <text:p>5.2</text:p>
          </table:table-cell>
          <table:table-cell office:value-type="float" office:value="5333.17449043325">
            <text:p>5333.17449043325</text:p>
          </table:table-cell>
          <table:table-cell office:value-type="float" office:value="1045604.84">
            <text:p>1045604.84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175">
            <text:p>1175</text:p>
          </table:table-cell>
          <table:table-cell office:value-type="float" office:value="44">
            <text:p>44</text:p>
          </table:table-cell>
          <table:table-cell office:value-type="float" office:value="53215">
            <text:p>53215</text:p>
          </table:table-cell>
          <table:table-cell office:value-type="float" office:value="3242.29270486008">
            <text:p>3242.29270486008</text:p>
          </table:table-cell>
          <table:table-cell office:value-type="float" office:value="0">
            <text:p>0</text:p>
          </table:table-cell>
          <table:table-cell office:value-type="float" office:value="5.2229776195409">
            <text:p>5.2</text:p>
          </table:table-cell>
          <table:table-cell office:value-type="float" office:value="5333.17449043325">
            <text:p>5333.17449043325</text:p>
          </table:table-cell>
          <table:table-cell office:value-type="float" office:value="1045604.84">
            <text:p>1045604.84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5"/>
          <table:table-cell table:style-name="Default"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1899">
            <text:p>1899</text:p>
          </table:table-cell>
          <table:table-cell office:value-type="float" office:value="52">
            <text:p>52</text:p>
          </table:table-cell>
          <table:table-cell office:value-type="float" office:value="64981">
            <text:p>64981</text:p>
          </table:table-cell>
          <table:table-cell office:value-type="float" office:value="6882.11981605498">
            <text:p>6882.11981605498</text:p>
          </table:table-cell>
          <table:table-cell office:value-type="float" office:value="0.0078125">
            <text:p>0.0078125</text:p>
          </table:table-cell>
          <table:table-cell office:value-type="float" office:value="5.42740841248304">
            <text:p>5.4</text:p>
          </table:table-cell>
          <table:table-cell office:value-type="float" office:value="5486.43622706779">
            <text:p>5486.43622706779</text:p>
          </table:table-cell>
          <table:table-cell office:value-type="float" office:value="1035136.89583333">
            <text:p>1035136.89583333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1899">
            <text:p>1899</text:p>
          </table:table-cell>
          <table:table-cell office:value-type="float" office:value="52">
            <text:p>52</text:p>
          </table:table-cell>
          <table:table-cell office:value-type="float" office:value="64981">
            <text:p>64981</text:p>
          </table:table-cell>
          <table:table-cell office:value-type="float" office:value="6882.11981605498">
            <text:p>6882.11981605498</text:p>
          </table:table-cell>
          <table:table-cell office:value-type="float" office:value="0.0078125">
            <text:p>0.0078125</text:p>
          </table:table-cell>
          <table:table-cell office:value-type="float" office:value="5.42740841248304">
            <text:p>5.4</text:p>
          </table:table-cell>
          <table:table-cell office:value-type="float" office:value="5486.43622706779">
            <text:p>5486.43622706779</text:p>
          </table:table-cell>
          <table:table-cell office:value-type="float" office:value="1035136.89583333">
            <text:p>1035136.89583333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5"/>
          <table:table-cell table:style-name="Default"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256">
            <text:p>3256</text:p>
          </table:table-cell>
          <table:table-cell office:value-type="float" office:value="41">
            <text:p>41</text:p>
          </table:table-cell>
          <table:table-cell office:value-type="float" office:value="66073">
            <text:p>66073</text:p>
          </table:table-cell>
          <table:table-cell office:value-type="float" office:value="11156.9324623645">
            <text:p>11156.9324623645</text:p>
          </table:table-cell>
          <table:table-cell office:value-type="float" office:value="0.0264756944444444">
            <text:p>0.0264756944444444</text:p>
          </table:table-cell>
          <table:table-cell office:value-type="float" office:value="5.93048666541399">
            <text:p>5.9</text:p>
          </table:table-cell>
          <table:table-cell office:value-type="float" office:value="5935.90827760498">
            <text:p>5935.90827760498</text:p>
          </table:table-cell>
          <table:table-cell office:value-type="float" office:value="1024936.13411458">
            <text:p>1024936.13411458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256">
            <text:p>3256</text:p>
          </table:table-cell>
          <table:table-cell office:value-type="float" office:value="41">
            <text:p>41</text:p>
          </table:table-cell>
          <table:table-cell office:value-type="float" office:value="66073">
            <text:p>66073</text:p>
          </table:table-cell>
          <table:table-cell office:value-type="float" office:value="11156.9324623645">
            <text:p>11156.9324623645</text:p>
          </table:table-cell>
          <table:table-cell office:value-type="float" office:value="0.0264756944444444">
            <text:p>0.0264756944444444</text:p>
          </table:table-cell>
          <table:table-cell office:value-type="float" office:value="5.93048666541399">
            <text:p>5.9</text:p>
          </table:table-cell>
          <table:table-cell office:value-type="float" office:value="5935.90827760498">
            <text:p>5935.90827760498</text:p>
          </table:table-cell>
          <table:table-cell office:value-type="float" office:value="1024936.13411458">
            <text:p>1024936.13411458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style-name="ce5"/>
          <table:table-cell table:style-name="Default"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5930">
            <text:p>5930</text:p>
          </table:table-cell>
          <table:table-cell office:value-type="float" office:value="45">
            <text:p>45</text:p>
          </table:table-cell>
          <table:table-cell office:value-type="float" office:value="68329">
            <text:p>68329</text:p>
          </table:table-cell>
          <table:table-cell office:value-type="float" office:value="16375.6247850477">
            <text:p>16375.6247850477</text:p>
          </table:table-cell>
          <table:table-cell office:value-type="float" office:value="0.0607638888888889">
            <text:p>0.0607638888888889</text:p>
          </table:table-cell>
          <table:table-cell office:value-type="float" office:value="6.1969967159145">
            <text:p>6.2</text:p>
          </table:table-cell>
          <table:table-cell office:value-type="float" office:value="5988.82174207993">
            <text:p>5988.82174207993</text:p>
          </table:table-cell>
          <table:table-cell office:value-type="float" office:value="989600.889756945">
            <text:p>989600.889756945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5930">
            <text:p>5930</text:p>
          </table:table-cell>
          <table:table-cell office:value-type="float" office:value="45">
            <text:p>45</text:p>
          </table:table-cell>
          <table:table-cell office:value-type="float" office:value="68329">
            <text:p>68329</text:p>
          </table:table-cell>
          <table:table-cell office:value-type="float" office:value="16375.6247850477">
            <text:p>16375.6247850477</text:p>
          </table:table-cell>
          <table:table-cell office:value-type="float" office:value="0.0607638888888889">
            <text:p>0.0607638888888889</text:p>
          </table:table-cell>
          <table:table-cell office:value-type="float" office:value="6.1969967159145">
            <text:p>6.2</text:p>
          </table:table-cell>
          <table:table-cell office:value-type="float" office:value="5988.82174207993">
            <text:p>5988.82174207993</text:p>
          </table:table-cell>
          <table:table-cell office:value-type="float" office:value="989600.889756945">
            <text:p>989600.88975694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3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1/26/2015</text:date>, <text:time>10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5-01-25T19:59:23</meta:creation-date>
    <dc:date>2015-01-26T10:50:54</dc:date>
    <dc:creator>Stefan Ziegler</dc:creator>
    <meta:editing-duration>PT12H56M40S</meta:editing-duration>
    <meta:editing-cycles>3</meta:editing-cycles>
    <meta:generator>OpenOffice.org/3.2$Unix OpenOffice.org_project/320m12$Build-9483</meta:generator>
    <meta:document-statistic meta:table-count="3" meta:cell-count="314" meta:object-count="0"/>
  </office:meta>
</office:document-meta>
</file>